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erif" svg:font-family="'Liberation Serif'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09c5b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16feb" officeooo:paragraph-rsid="00116feb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T1" style:family="text">
      <style:text-properties officeooo:rsid="00109c5b"/>
    </style:style>
    <style:style style:name="T2" style:family="text">
      <style:text-properties officeooo:rsid="00116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8655ae2-b5b5-3344-12ca-7a82f2fb49f9"/>UC04 : « supprimer un commentaire »</text:p>
      <text:p text:style-name="P1">Date de Création : 11/10/16</text:p>
      <text:p text:style-name="P4">Auteur :  Zeineb Boussadia, <text:span text:style-name="T1">Alexandre GASPARD CILIA</text:span></text:p>
      <text:p text:style-name="P4"><text:span text:style-name="T1">Version : 0.2</text:span><text:line-break/>Description : suppression d’un commentaire par un enseignant</text:p>
      <text:p text:style-name="Text_20_body"/>
      <text:p text:style-name="P1">Acteur : Enseignant</text:p>
      <text:p text:style-name="P1">Précondition : Une authentification est  nécessaire pour pouvoir établir cette tâche</text:p>
      <text:p text:style-name="Text_20_body"/>
      <text:p text:style-name="P1">Séquencement nominal:</text:p>
      <text:p text:style-name="Text_20_body"/>
      <text:p text:style-name="P1">1- Le système affiche la zone commentaire</text:p>
      <text:p text:style-name="P1">2-L’enseignant sélectionne un ou plusieurs commentaires à supprimer</text:p>
      <text:p text:style-name="P1">3-L'enseignant valide la suppression du commentaire</text:p>
      <text:p text:style-name="P5">4-Le système vérifie que l'utilisateur est bien connecté</text:p>
      <text:p text:style-name="P5">5-Le système vérifie l'existence des messages</text:p>
      <text:p text:style-name="P1"><text:span text:style-name="T2">6</text:span>-Le système affiche un message de confirmation de la suppression </text:p>
      <text:p text:style-name="P1"><text:span text:style-name="T2">7</text:span>-L'enseignant confirme la suppression</text:p>
      <text:p text:style-name="P1"><text:span text:style-name="T2">8</text:span>-Le système confirme la suppression </text:p>
      <text:p text:style-name="P2"/>
      <text:p text:style-name="P1">Enchaînement Alternatif :</text:p>
      <text:p text:style-name="P5">A1 – En SN5</text:p>
      <text:p text:style-name="P5"><text:tab/>5-L'un ou tout les messages sélectionné(s) n'existe(ent) pas.</text:p>
      <text:p text:style-name="P5"><text:tab/>6-Le système affiche un message d'erreur</text:p>
      <text:p text:style-name="P5"><text:tab/>7-retour en SN2 </text:p>
      <text:p text:style-name="P5"/>
      <text:p text:style-name="P5">E1 – En SN4</text:p>
      <text:p text:style-name="P5"><text:tab/>4-L'utilisateur n'est pas connecté</text:p>
      <text:p text:style-name="P5"><text:tab/>5-Affichage d'un message d'erreur</text:p>
      <text:p text:style-name="P1"/>
      <text:p text:style-name="Text_20_body"/>
      <text:p text:style-name="P1">Postcondition : Commentaire supprimé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iberation Serif" svg:font-family="'Liberation Serif'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ineb boussadia</meta:initial-creator>
    <meta:creation-date>2016-10-11T23:46:09</meta:creation-date>
    <dc:date>2016-10-17T16:57:07.145606157</dc:date>
    <dc:creator>GASPARD ALEXANDRE</dc:creator>
    <meta:editing-duration>PT21M3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4" meta:word-count="138" meta:character-count="984" meta:non-whitespace-character-count="858"/>
  </office:meta>
</office:document-meta>
</file>